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74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96.15pt"/>
    </style:style>
    <style:style style:name="co4" style:family="table-column">
      <style:table-column-properties fo:break-before="auto" style:column-width="11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lustering_results.csv-birch-limit-10000_fold-1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5" table:number-columns-repeated="1010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Homogenity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V-Measure</text:p>
          </table:table-cell>
          <table:table-cell office:value-type="string" calcext:value-type="string">
            <text:p>Mutual Info</text:p>
          </table:table-cell>
          <table:table-cell office:value-type="string" calcext:value-type="string">
            <text:p>Adj. Mut. Inf</text:p>
          </table:table-cell>
          <table:table-cell office:value-type="string" calcext:value-type="string">
            <text:p>Shill</text:p>
          </table:table-cell>
          <table:table-cell/>
          <table:table-cell office:value-type="string" calcext:value-type="string">
            <text:p>HOM std</text:p>
          </table:table-cell>
          <table:table-cell office:value-type="string" calcext:value-type="string">
            <text:p>COM std</text:p>
          </table:table-cell>
          <table:table-cell office:value-type="string" calcext:value-type="string">
            <text:p>VME std</text:p>
          </table:table-cell>
          <table:table-cell office:value-type="string" calcext:value-type="string">
            <text:p>MI std</text:p>
          </table:table-cell>
          <table:table-cell office:value-type="string" calcext:value-type="string">
            <text:p>AMI std</text:p>
          </table:table-cell>
          <table:table-cell office:value-type="string" calcext:value-type="string">
            <text:p>Shill st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9962442114717" calcext:value-type="float">
            <text:p>0.999962442114717</text:p>
          </table:table-cell>
          <table:table-cell office:value-type="float" office:value="0.476640105814221" calcext:value-type="float">
            <text:p>0.476640105814221</text:p>
          </table:table-cell>
          <table:table-cell office:value-type="float" office:value="0.645559630339872" calcext:value-type="float">
            <text:p>0.645559630339872</text:p>
          </table:table-cell>
          <table:table-cell office:value-type="float" office:value="2.95448529336783" calcext:value-type="float">
            <text:p>2.95448529336783</text:p>
          </table:table-cell>
          <table:table-cell office:value-type="float" office:value="0.360415337547608" calcext:value-type="float">
            <text:p>0.360415337547608</text:p>
          </table:table-cell>
          <table:table-cell office:value-type="float" office:value="0.826911044216148" calcext:value-type="float">
            <text:p>0.826911044216148</text:p>
          </table:table-cell>
          <table:table-cell table:formula="of:=SUM([.F3];[.D3])" office:value-type="float" office:value="1.00597496788748" calcext:value-type="float">
            <text:p>1.00597496788748</text:p>
          </table:table-cell>
          <table:table-cell office:value-type="float" office:value="0.0000281360208080139" calcext:value-type="float">
            <text:p>2.81360208080139E-05</text:p>
          </table:table-cell>
          <table:table-cell office:value-type="float" office:value="0.00320787035146959" calcext:value-type="float">
            <text:p>0.00320787035147</text:p>
          </table:table-cell>
          <table:table-cell office:value-type="float" office:value="0.00294352143359446" calcext:value-type="float">
            <text:p>0.002943521433594</text:p>
          </table:table-cell>
          <table:table-cell office:value-type="float" office:value="0.0146300283416756" calcext:value-type="float">
            <text:p>0.014630028341676</text:p>
          </table:table-cell>
          <table:table-cell office:value-type="float" office:value="0.00421265565640352" calcext:value-type="float">
            <text:p>0.004212655656404</text:p>
          </table:table-cell>
          <table:table-cell office:value-type="float" office:value="0.00398096656170466" calcext:value-type="float">
            <text:p>0.003980966561705</text:p>
          </table:table-cell>
          <table:table-cell table:number-columns-repeated="10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99321635727053" calcext:value-type="float">
            <text:p>0.999321635727053</text:p>
          </table:table-cell>
          <table:table-cell office:value-type="float" office:value="0.72016182867638" calcext:value-type="float">
            <text:p>0.72016182867638</text:p>
          </table:table-cell>
          <table:table-cell office:value-type="float" office:value="0.837066167234288" calcext:value-type="float">
            <text:p>0.837066167234288</text:p>
          </table:table-cell>
          <table:table-cell office:value-type="float" office:value="2.95582450124983" calcext:value-type="float">
            <text:p>2.95582450124983</text:p>
          </table:table-cell>
          <table:table-cell office:value-type="float" office:value="0.671012466257235" calcext:value-type="float">
            <text:p>0.671012466257235</text:p>
          </table:table-cell>
          <table:table-cell office:value-type="float" office:value="0.82810958161516" calcext:value-type="float">
            <text:p>0.82810958161516</text:p>
          </table:table-cell>
          <table:table-cell table:formula="of:=SUM([.F4];[.D4])" office:value-type="float" office:value="1.50807863349152" calcext:value-type="float">
            <text:p>1.50807863349152</text:p>
          </table:table-cell>
          <table:table-cell office:value-type="float" office:value="0.000237259420718298" calcext:value-type="float">
            <text:p>0.000237259420718</text:p>
          </table:table-cell>
          <table:table-cell office:value-type="float" office:value="0.00604491892407971" calcext:value-type="float">
            <text:p>0.00604491892408</text:p>
          </table:table-cell>
          <table:table-cell office:value-type="float" office:value="0.00406020340202416" calcext:value-type="float">
            <text:p>0.004060203402024</text:p>
          </table:table-cell>
          <table:table-cell office:value-type="float" office:value="0.0155436313046837" calcext:value-type="float">
            <text:p>0.015543631304684</text:p>
          </table:table-cell>
          <table:table-cell office:value-type="float" office:value="0.00743202437796636" calcext:value-type="float">
            <text:p>0.007432024377966</text:p>
          </table:table-cell>
          <table:table-cell office:value-type="float" office:value="0.00255769575360631" calcext:value-type="float">
            <text:p>0.002557695753606</text:p>
          </table:table-cell>
          <table:table-cell table:number-columns-repeated="101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99142044698801" calcext:value-type="float">
            <text:p>0.999142044698801</text:p>
          </table:table-cell>
          <table:table-cell office:value-type="float" office:value="0.755666228395287" calcext:value-type="float">
            <text:p>0.755666228395287</text:p>
          </table:table-cell>
          <table:table-cell office:value-type="float" office:value="0.860456344412305" calcext:value-type="float">
            <text:p>0.860456344412305</text:p>
          </table:table-cell>
          <table:table-cell office:value-type="float" office:value="2.95206133072652" calcext:value-type="float">
            <text:p>2.95206133072652</text:p>
          </table:table-cell>
          <table:table-cell office:value-type="float" office:value="0.715139256530554" calcext:value-type="float">
            <text:p>0.715139256530554</text:p>
          </table:table-cell>
          <table:table-cell office:value-type="float" office:value="0.826911044216148" calcext:value-type="float">
            <text:p>0.826911044216148</text:p>
          </table:table-cell>
          <table:table-cell table:formula="of:=SUM([.F5];[.D5])" office:value-type="float" office:value="1.57559560094286" calcext:value-type="float">
            <text:p>1.57559560094286</text:p>
          </table:table-cell>
          <table:table-cell office:value-type="float" office:value="0.000278052382765246" calcext:value-type="float">
            <text:p>0.000278052382765</text:p>
          </table:table-cell>
          <table:table-cell office:value-type="float" office:value="0.0125455024374346" calcext:value-type="float">
            <text:p>0.012545502437435</text:p>
          </table:table-cell>
          <table:table-cell office:value-type="float" office:value="0.00816261743462901" calcext:value-type="float">
            <text:p>0.008162617434629</text:p>
          </table:table-cell>
          <table:table-cell office:value-type="float" office:value="0.0146369004043187" calcext:value-type="float">
            <text:p>0.014636900404319</text:p>
          </table:table-cell>
          <table:table-cell office:value-type="float" office:value="0.0149954542854882" calcext:value-type="float">
            <text:p>0.014995454285488</text:p>
          </table:table-cell>
          <table:table-cell office:value-type="float" office:value="0.00398096656170466" calcext:value-type="float">
            <text:p>0.003980966561705</text:p>
          </table:table-cell>
          <table:table-cell table:number-columns-repeated="1010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99233559030318" calcext:value-type="float">
            <text:p>0.999233559030318</text:p>
          </table:table-cell>
          <table:table-cell office:value-type="float" office:value="0.778698518513621" calcext:value-type="float">
            <text:p>0.778698518513621</text:p>
          </table:table-cell>
          <table:table-cell office:value-type="float" office:value="0.87526821866111" calcext:value-type="float">
            <text:p>0.87526821866111</text:p>
          </table:table-cell>
          <table:table-cell office:value-type="float" office:value="2.95556513908676" calcext:value-type="float">
            <text:p>2.95556513908676</text:p>
          </table:table-cell>
          <table:table-cell office:value-type="float" office:value="0.743164338476654" calcext:value-type="float">
            <text:p>0.743164338476654</text:p>
          </table:table-cell>
          <table:table-cell office:value-type="float" office:value="0.82810958161516" calcext:value-type="float">
            <text:p>0.82810958161516</text:p>
          </table:table-cell>
          <table:table-cell table:formula="of:=SUM([.F6];[.D6])" office:value-type="float" office:value="1.61843255713776" calcext:value-type="float">
            <text:p>1.61843255713776</text:p>
          </table:table-cell>
          <table:table-cell office:value-type="float" office:value="0.000358779155102434" calcext:value-type="float">
            <text:p>0.000358779155102</text:p>
          </table:table-cell>
          <table:table-cell office:value-type="float" office:value="0.00747123082368643" calcext:value-type="float">
            <text:p>0.007471230823686</text:p>
          </table:table-cell>
          <table:table-cell office:value-type="float" office:value="0.00470533962730672" calcext:value-type="float">
            <text:p>0.004705339627307</text:p>
          </table:table-cell>
          <table:table-cell office:value-type="float" office:value="0.0157810286903112" calcext:value-type="float">
            <text:p>0.015781028690311</text:p>
          </table:table-cell>
          <table:table-cell office:value-type="float" office:value="0.00877285496159481" calcext:value-type="float">
            <text:p>0.008772854961595</text:p>
          </table:table-cell>
          <table:table-cell office:value-type="float" office:value="0.00255769575360631" calcext:value-type="float">
            <text:p>0.002557695753606</text:p>
          </table:table-cell>
          <table:table-cell table:number-columns-repeated="10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998647160926262" calcext:value-type="float">
            <text:p>0.998647160926262</text:p>
          </table:table-cell>
          <table:table-cell office:value-type="float" office:value="0.803960260639496" calcext:value-type="float">
            <text:p>0.803960260639496</text:p>
          </table:table-cell>
          <table:table-cell office:value-type="float" office:value="0.890751726520739" calcext:value-type="float">
            <text:p>0.890751726520739</text:p>
          </table:table-cell>
          <table:table-cell office:value-type="float" office:value="2.95060060830258" calcext:value-type="float">
            <text:p>2.95060060830258</text:p>
          </table:table-cell>
          <table:table-cell office:value-type="float" office:value="0.773381018096487" calcext:value-type="float">
            <text:p>0.773381018096487</text:p>
          </table:table-cell>
          <table:table-cell office:value-type="float" office:value="0.826911044216148" calcext:value-type="float">
            <text:p>0.826911044216148</text:p>
          </table:table-cell>
          <table:table-cell table:formula="of:=SUM([.F7];[.D7])" office:value-type="float" office:value="1.66413274461723" calcext:value-type="float">
            <text:p>1.66413274461723</text:p>
          </table:table-cell>
          <table:table-cell office:value-type="float" office:value="0.00044358924983284" calcext:value-type="float">
            <text:p>0.000443589249833</text:p>
          </table:table-cell>
          <table:table-cell office:value-type="float" office:value="0.0105482401993995" calcext:value-type="float">
            <text:p>0.0105482401994</text:p>
          </table:table-cell>
          <table:table-cell office:value-type="float" office:value="0.00646002513587934" calcext:value-type="float">
            <text:p>0.006460025135879</text:p>
          </table:table-cell>
          <table:table-cell office:value-type="float" office:value="0.0149582298742704" calcext:value-type="float">
            <text:p>0.01495822987427</text:p>
          </table:table-cell>
          <table:table-cell office:value-type="float" office:value="0.0122882733345409" calcext:value-type="float">
            <text:p>0.012288273334541</text:p>
          </table:table-cell>
          <table:table-cell office:value-type="float" office:value="0.00398096656170466" calcext:value-type="float">
            <text:p>0.003980966561705</text:p>
          </table:table-cell>
          <table:table-cell table:number-columns-repeated="10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9835501821241" calcext:value-type="float">
            <text:p>0.99835501821241</text:p>
          </table:table-cell>
          <table:table-cell office:value-type="float" office:value="0.813315360029497" calcext:value-type="float">
            <text:p>0.813315360029497</text:p>
          </table:table-cell>
          <table:table-cell office:value-type="float" office:value="0.896378377830233" calcext:value-type="float">
            <text:p>0.896378377830233</text:p>
          </table:table-cell>
          <table:table-cell office:value-type="float" office:value="2.95296579602364" calcext:value-type="float">
            <text:p>2.95296579602364</text:p>
          </table:table-cell>
          <table:table-cell office:value-type="float" office:value="0.784964172773455" calcext:value-type="float">
            <text:p>0.784964172773455</text:p>
          </table:table-cell>
          <table:table-cell office:value-type="float" office:value="0.82810958161516" calcext:value-type="float">
            <text:p>0.82810958161516</text:p>
          </table:table-cell>
          <table:table-cell table:formula="of:=SUM([.F8];[.D8])" office:value-type="float" office:value="1.68134255060369" calcext:value-type="float">
            <text:p>1.68134255060369</text:p>
          </table:table-cell>
          <table:table-cell office:value-type="float" office:value="0.000623587011100295" calcext:value-type="float">
            <text:p>0.0006235870111</text:p>
          </table:table-cell>
          <table:table-cell office:value-type="float" office:value="0.00455019465177685" calcext:value-type="float">
            <text:p>0.004550194651777</text:p>
          </table:table-cell>
          <table:table-cell office:value-type="float" office:value="0.00276986851684608" calcext:value-type="float">
            <text:p>0.002769868516846</text:p>
          </table:table-cell>
          <table:table-cell office:value-type="float" office:value="0.0156933645725499" calcext:value-type="float">
            <text:p>0.01569336457255</text:p>
          </table:table-cell>
          <table:table-cell office:value-type="float" office:value="0.0051563526890386" calcext:value-type="float">
            <text:p>0.005156352689039</text:p>
          </table:table-cell>
          <table:table-cell office:value-type="float" office:value="0.00255769575360631" calcext:value-type="float">
            <text:p>0.002557695753606</text:p>
          </table:table-cell>
          <table:table-cell table:number-columns-repeated="1010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97884792772679" calcext:value-type="float">
            <text:p>0.997884792772679</text:p>
          </table:table-cell>
          <table:table-cell office:value-type="float" office:value="0.827007945545417" calcext:value-type="float">
            <text:p>0.827007945545417</text:p>
          </table:table-cell>
          <table:table-cell office:value-type="float" office:value="0.904434972180031" calcext:value-type="float">
            <text:p>0.904434972180031</text:p>
          </table:table-cell>
          <table:table-cell office:value-type="float" office:value="2.94834647125115" calcext:value-type="float">
            <text:p>2.94834647125115</text:p>
          </table:table-cell>
          <table:table-cell office:value-type="float" office:value="0.801688022482541" calcext:value-type="float">
            <text:p>0.801688022482541</text:p>
          </table:table-cell>
          <table:table-cell office:value-type="float" office:value="0.826911044216148" calcext:value-type="float">
            <text:p>0.826911044216148</text:p>
          </table:table-cell>
          <table:table-cell table:formula="of:=SUM([.F9];[.D9])" office:value-type="float" office:value="1.70612299466257" calcext:value-type="float">
            <text:p>1.70612299466257</text:p>
          </table:table-cell>
          <table:table-cell office:value-type="float" office:value="0.000352208628057978" calcext:value-type="float">
            <text:p>0.000352208628058</text:p>
          </table:table-cell>
          <table:table-cell office:value-type="float" office:value="0.00601798893917206" calcext:value-type="float">
            <text:p>0.006017988939172</text:p>
          </table:table-cell>
          <table:table-cell office:value-type="float" office:value="0.00370118636625531" calcext:value-type="float">
            <text:p>0.003701186366255</text:p>
          </table:table-cell>
          <table:table-cell office:value-type="float" office:value="0.0145964436191949" calcext:value-type="float">
            <text:p>0.014596443619195</text:p>
          </table:table-cell>
          <table:table-cell office:value-type="float" office:value="0.00691808068518601" calcext:value-type="float">
            <text:p>0.006918080685186</text:p>
          </table:table-cell>
          <table:table-cell office:value-type="float" office:value="0.00398096656170466" calcext:value-type="float">
            <text:p>0.003980966561705</text:p>
          </table:table-cell>
          <table:table-cell table:number-columns-repeated="1010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97506551942196" calcext:value-type="float">
            <text:p>0.997506551942196</text:p>
          </table:table-cell>
          <table:table-cell office:value-type="float" office:value="0.845597843208858" calcext:value-type="float">
            <text:p>0.845597843208858</text:p>
          </table:table-cell>
          <table:table-cell office:value-type="float" office:value="0.915266413834341" calcext:value-type="float">
            <text:p>0.915266413834341</text:p>
          </table:table-cell>
          <table:table-cell office:value-type="float" office:value="2.95045468161771" calcext:value-type="float">
            <text:p>2.95045468161771</text:p>
          </table:table-cell>
          <table:table-cell office:value-type="float" office:value="0.823813427099221" calcext:value-type="float">
            <text:p>0.823813427099221</text:p>
          </table:table-cell>
          <table:table-cell office:value-type="float" office:value="0.82810958161516" calcext:value-type="float">
            <text:p>0.82810958161516</text:p>
          </table:table-cell>
          <table:table-cell table:formula="of:=SUM([.F10];[.D10])" office:value-type="float" office:value="1.73907984093356" calcext:value-type="float">
            <text:p>1.73907984093356</text:p>
          </table:table-cell>
          <table:table-cell office:value-type="float" office:value="0.000871246056273601" calcext:value-type="float">
            <text:p>0.000871246056274</text:p>
          </table:table-cell>
          <table:table-cell office:value-type="float" office:value="0.00938038707733786" calcext:value-type="float">
            <text:p>0.009380387077338</text:p>
          </table:table-cell>
          <table:table-cell office:value-type="float" office:value="0.00571739462260129" calcext:value-type="float">
            <text:p>0.005717394622601</text:p>
          </table:table-cell>
          <table:table-cell office:value-type="float" office:value="0.0154986143745012" calcext:value-type="float">
            <text:p>0.015498614374501</text:p>
          </table:table-cell>
          <table:table-cell office:value-type="float" office:value="0.0108379207750758" calcext:value-type="float">
            <text:p>0.010837920775076</text:p>
          </table:table-cell>
          <table:table-cell office:value-type="float" office:value="0.00255769575360631" calcext:value-type="float">
            <text:p>0.002557695753606</text:p>
          </table:table-cell>
          <table:table-cell table:number-columns-repeated="1010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99705152330431" calcext:value-type="float">
            <text:p>0.99705152330431</text:p>
          </table:table-cell>
          <table:table-cell office:value-type="float" office:value="0.855210287998733" calcext:value-type="float">
            <text:p>0.855210287998733</text:p>
          </table:table-cell>
          <table:table-cell office:value-type="float" office:value="0.920683776867278" calcext:value-type="float">
            <text:p>0.920683776867278</text:p>
          </table:table-cell>
          <table:table-cell office:value-type="float" office:value="2.94588777843938" calcext:value-type="float">
            <text:p>2.94588777843938</text:p>
          </table:table-cell>
          <table:table-cell office:value-type="float" office:value="0.835263859679785" calcext:value-type="float">
            <text:p>0.835263859679785</text:p>
          </table:table-cell>
          <table:table-cell office:value-type="float" office:value="0.826911044216148" calcext:value-type="float">
            <text:p>0.826911044216148</text:p>
          </table:table-cell>
          <table:table-cell table:formula="of:=SUM([.F11];[.D11])" office:value-type="float" office:value="1.75594763654706" calcext:value-type="float">
            <text:p>1.75594763654706</text:p>
          </table:table-cell>
          <table:table-cell office:value-type="float" office:value="0.000869585725048943" calcext:value-type="float">
            <text:p>0.000869585725049</text:p>
          </table:table-cell>
          <table:table-cell office:value-type="float" office:value="0.00754732600248481" calcext:value-type="float">
            <text:p>0.007547326002485</text:p>
          </table:table-cell>
          <table:table-cell office:value-type="float" office:value="0.00456096436939981" calcext:value-type="float">
            <text:p>0.0045609643694</text:p>
          </table:table-cell>
          <table:table-cell office:value-type="float" office:value="0.0154157333371724" calcext:value-type="float">
            <text:p>0.015415733337172</text:p>
          </table:table-cell>
          <table:table-cell office:value-type="float" office:value="0.00873510557806251" calcext:value-type="float">
            <text:p>0.008735105578063</text:p>
          </table:table-cell>
          <table:table-cell office:value-type="float" office:value="0.00398096656170466" calcext:value-type="float">
            <text:p>0.003980966561705</text:p>
          </table:table-cell>
          <table:table-cell table:number-columns-repeated="1010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9581946917259" calcext:value-type="float">
            <text:p>0.99581946917259</text:p>
          </table:table-cell>
          <table:table-cell office:value-type="float" office:value="0.865429031413164" calcext:value-type="float">
            <text:p>0.865429031413164</text:p>
          </table:table-cell>
          <table:table-cell office:value-type="float" office:value="0.926016933412859" calcext:value-type="float">
            <text:p>0.926016933412859</text:p>
          </table:table-cell>
          <table:table-cell office:value-type="float" office:value="2.94547552317304" calcext:value-type="float">
            <text:p>2.94547552317304</text:p>
          </table:table-cell>
          <table:table-cell office:value-type="float" office:value="0.847636800000405" calcext:value-type="float">
            <text:p>0.847636800000405</text:p>
          </table:table-cell>
          <table:table-cell office:value-type="float" office:value="0.82810958161516" calcext:value-type="float">
            <text:p>0.82810958161516</text:p>
          </table:table-cell>
          <table:table-cell table:formula="of:=SUM([.F12];[.D12])" office:value-type="float" office:value="1.77365373341326" calcext:value-type="float">
            <text:p>1.77365373341326</text:p>
          </table:table-cell>
          <table:table-cell office:value-type="float" office:value="0.00180108962817169" calcext:value-type="float">
            <text:p>0.001801089628172</text:p>
          </table:table-cell>
          <table:table-cell office:value-type="float" office:value="0.012216453110404" calcext:value-type="float">
            <text:p>0.012216453110404</text:p>
          </table:table-cell>
          <table:table-cell office:value-type="float" office:value="0.00745711840712208" calcext:value-type="float">
            <text:p>0.007457118407122</text:p>
          </table:table-cell>
          <table:table-cell office:value-type="float" office:value="0.0180422200046506" calcext:value-type="float">
            <text:p>0.018042220004651</text:p>
          </table:table-cell>
          <table:table-cell office:value-type="float" office:value="0.0139374485333854" calcext:value-type="float">
            <text:p>0.013937448533386</text:p>
          </table:table-cell>
          <table:table-cell office:value-type="float" office:value="0.00255769575360631" calcext:value-type="float">
            <text:p>0.002557695753606</text:p>
          </table:table-cell>
          <table:table-cell table:number-columns-repeated="1010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9234594332691" calcext:value-type="float">
            <text:p>0.99234594332691</text:p>
          </table:table-cell>
          <table:table-cell office:value-type="float" office:value="0.874254755069486" calcext:value-type="float">
            <text:p>0.874254755069486</text:p>
          </table:table-cell>
          <table:table-cell office:value-type="float" office:value="0.929552267867146" calcext:value-type="float">
            <text:p>0.929552267867146</text:p>
          </table:table-cell>
          <table:table-cell office:value-type="float" office:value="2.93197934945666" calcext:value-type="float">
            <text:p>2.93197934945666</text:p>
          </table:table-cell>
          <table:table-cell office:value-type="float" office:value="0.858189468122952" calcext:value-type="float">
            <text:p>0.858189468122952</text:p>
          </table:table-cell>
          <table:table-cell office:value-type="float" office:value="0.826911044216148" calcext:value-type="float">
            <text:p>0.826911044216148</text:p>
          </table:table-cell>
          <table:table-cell table:formula="of:=SUM([.F13];[.D13])" office:value-type="float" office:value="1.7877417359901" calcext:value-type="float">
            <text:p>1.7877417359901</text:p>
          </table:table-cell>
          <table:table-cell office:value-type="float" office:value="0.00223406647111595" calcext:value-type="float">
            <text:p>0.002234066471116</text:p>
          </table:table-cell>
          <table:table-cell office:value-type="float" office:value="0.00780744605306268" calcext:value-type="float">
            <text:p>0.007807446053063</text:p>
          </table:table-cell>
          <table:table-cell office:value-type="float" office:value="0.00518837717932737" calcext:value-type="float">
            <text:p>0.005188377179327</text:p>
          </table:table-cell>
          <table:table-cell office:value-type="float" office:value="0.015518945843628" calcext:value-type="float">
            <text:p>0.015518945843628</text:p>
          </table:table-cell>
          <table:table-cell office:value-type="float" office:value="0.00880523652452062" calcext:value-type="float">
            <text:p>0.008805236524521</text:p>
          </table:table-cell>
          <table:table-cell office:value-type="float" office:value="0.00398096656170466" calcext:value-type="float">
            <text:p>0.003980966561705</text:p>
          </table:table-cell>
          <table:table-cell table:number-columns-repeated="1010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9919512205448" calcext:value-type="float">
            <text:p>0.9919512205448</text:p>
          </table:table-cell>
          <table:table-cell office:value-type="float" office:value="0.887364402387377" calcext:value-type="float">
            <text:p>0.887364402387377</text:p>
          </table:table-cell>
          <table:table-cell office:value-type="float" office:value="0.93669267538985" calcext:value-type="float">
            <text:p>0.93669267538985</text:p>
          </table:table-cell>
          <table:table-cell office:value-type="float" office:value="2.9340167703477" calcext:value-type="float">
            <text:p>2.9340167703477</text:p>
          </table:table-cell>
          <table:table-cell office:value-type="float" office:value="0.873537896992029" calcext:value-type="float">
            <text:p>0.873537896992029</text:p>
          </table:table-cell>
          <table:table-cell office:value-type="float" office:value="0.82810958161516" calcext:value-type="float">
            <text:p>0.82810958161516</text:p>
          </table:table-cell>
          <table:table-cell table:formula="of:=SUM([.F14];[.D14])" office:value-type="float" office:value="1.81023057238188" calcext:value-type="float">
            <text:p>1.81023057238188</text:p>
          </table:table-cell>
          <table:table-cell office:value-type="float" office:value="0.00180602216219313" calcext:value-type="float">
            <text:p>0.001806022162193</text:p>
          </table:table-cell>
          <table:table-cell office:value-type="float" office:value="0.0127102318009335" calcext:value-type="float">
            <text:p>0.012710231800934</text:p>
          </table:table-cell>
          <table:table-cell office:value-type="float" office:value="0.00670167352772251" calcext:value-type="float">
            <text:p>0.006701673527723</text:p>
          </table:table-cell>
          <table:table-cell office:value-type="float" office:value="0.0149355195591775" calcext:value-type="float">
            <text:p>0.014935519559178</text:p>
          </table:table-cell>
          <table:table-cell office:value-type="float" office:value="0.0143462221084256" calcext:value-type="float">
            <text:p>0.014346222108426</text:p>
          </table:table-cell>
          <table:table-cell office:value-type="float" office:value="0.00255769575360631" calcext:value-type="float">
            <text:p>0.002557695753606</text:p>
          </table:table-cell>
          <table:table-cell table:number-columns-repeated="1010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990951671934345" calcext:value-type="float">
            <text:p>0.990951671934345</text:p>
          </table:table-cell>
          <table:table-cell office:value-type="float" office:value="0.897809897484479" calcext:value-type="float">
            <text:p>0.897809897484479</text:p>
          </table:table-cell>
          <table:table-cell office:value-type="float" office:value="0.942071762545533" calcext:value-type="float">
            <text:p>0.942071762545533</text:p>
          </table:table-cell>
          <table:table-cell office:value-type="float" office:value="2.92784814688438" calcext:value-type="float">
            <text:p>2.92784814688438</text:p>
          </table:table-cell>
          <table:table-cell office:value-type="float" office:value="0.885705437038861" calcext:value-type="float">
            <text:p>0.885705437038861</text:p>
          </table:table-cell>
          <table:table-cell office:value-type="float" office:value="0.826911044216148" calcext:value-type="float">
            <text:p>0.826911044216148</text:p>
          </table:table-cell>
          <table:table-cell table:formula="of:=SUM([.F15];[.D15])" office:value-type="float" office:value="1.82777719958439" calcext:value-type="float">
            <text:p>1.82777719958439</text:p>
          </table:table-cell>
          <table:table-cell office:value-type="float" office:value="0.00155660498538242" calcext:value-type="float">
            <text:p>0.001556604985382</text:p>
          </table:table-cell>
          <table:table-cell office:value-type="float" office:value="0.00705286292380437" calcext:value-type="float">
            <text:p>0.007052862923804</text:p>
          </table:table-cell>
          <table:table-cell office:value-type="float" office:value="0.00425000510686155" calcext:value-type="float">
            <text:p>0.004250005106862</text:p>
          </table:table-cell>
          <table:table-cell office:value-type="float" office:value="0.0122431031770126" calcext:value-type="float">
            <text:p>0.012243103177013</text:p>
          </table:table-cell>
          <table:table-cell office:value-type="float" office:value="0.00805190427963945" calcext:value-type="float">
            <text:p>0.008051904279639</text:p>
          </table:table-cell>
          <table:table-cell office:value-type="float" office:value="0.00398096656170466" calcext:value-type="float">
            <text:p>0.003980966561705</text:p>
          </table:table-cell>
          <table:table-cell table:number-columns-repeated="1010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89000681019131" calcext:value-type="float">
            <text:p>0.989000681019131</text:p>
          </table:table-cell>
          <table:table-cell office:value-type="float" office:value="0.903300136440091" calcext:value-type="float">
            <text:p>0.903300136440091</text:p>
          </table:table-cell>
          <table:table-cell office:value-type="float" office:value="0.944173306783023" calcext:value-type="float">
            <text:p>0.944173306783023</text:p>
          </table:table-cell>
          <table:table-cell office:value-type="float" office:value="2.92532875125782" calcext:value-type="float">
            <text:p>2.92532875125782</text:p>
          </table:table-cell>
          <table:table-cell office:value-type="float" office:value="0.892211510011283" calcext:value-type="float">
            <text:p>0.892211510011283</text:p>
          </table:table-cell>
          <table:table-cell office:value-type="float" office:value="0.82810958161516" calcext:value-type="float">
            <text:p>0.82810958161516</text:p>
          </table:table-cell>
          <table:table-cell table:formula="of:=SUM([.F16];[.D16])" office:value-type="float" office:value="1.83638481679431" calcext:value-type="float">
            <text:p>1.83638481679431</text:p>
          </table:table-cell>
          <table:table-cell office:value-type="float" office:value="0.00359375688381903" calcext:value-type="float">
            <text:p>0.003593756883819</text:p>
          </table:table-cell>
          <table:table-cell office:value-type="float" office:value="0.0100745104553249" calcext:value-type="float">
            <text:p>0.010074510455325</text:p>
          </table:table-cell>
          <table:table-cell office:value-type="float" office:value="0.00545074929639945" calcext:value-type="float">
            <text:p>0.005450749296399</text:p>
          </table:table-cell>
          <table:table-cell office:value-type="float" office:value="0.0231245258277503" calcext:value-type="float">
            <text:p>0.02312452582775</text:p>
          </table:table-cell>
          <table:table-cell office:value-type="float" office:value="0.0113923719817836" calcext:value-type="float">
            <text:p>0.011392371981784</text:p>
          </table:table-cell>
          <table:table-cell office:value-type="float" office:value="0.00255769575360631" calcext:value-type="float">
            <text:p>0.002557695753606</text:p>
          </table:table-cell>
          <table:table-cell table:number-columns-repeated="1010"/>
        </table:table-row>
        <table:table-row table:style-name="ro1"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0.987934914652476" calcext:value-type="float">
            <text:p>0.987934914652476</text:p>
          </table:table-cell>
          <table:table-cell table:style-name="ce1" office:value-type="float" office:value="0.910809068196566" calcext:value-type="float">
            <text:p>0.910809068196566</text:p>
          </table:table-cell>
          <table:table-cell table:style-name="ce1" office:value-type="float" office:value="0.947786105449528" calcext:value-type="float">
            <text:p>0.947786105449528</text:p>
          </table:table-cell>
          <table:table-cell table:style-name="ce1" office:value-type="float" office:value="2.92757662427815" calcext:value-type="float">
            <text:p>2.92757662427815</text:p>
          </table:table-cell>
          <table:table-cell table:style-name="ce1" office:value-type="float" office:value="0.900994764809324" calcext:value-type="float">
            <text:p>0.900994764809324</text:p>
          </table:table-cell>
          <table:table-cell table:style-name="ce1" office:value-type="float" office:value="0.826955367274805" calcext:value-type="float">
            <text:p>0.826955367274805</text:p>
          </table:table-cell>
          <table:table-cell table:style-name="ce1" table:formula="of:=SUM([.F17];[.D17])" office:value-type="float" office:value="1.84878087025885" calcext:value-type="float">
            <text:p>1.84878087025885</text:p>
          </table:table-cell>
          <table:table-cell table:style-name="ce1" office:value-type="float" office:value="0.00167490397285772" calcext:value-type="float">
            <text:p>0.001674903972858</text:p>
          </table:table-cell>
          <table:table-cell table:style-name="ce1" office:value-type="float" office:value="0.00868463913701749" calcext:value-type="float">
            <text:p>0.008684639137017</text:p>
          </table:table-cell>
          <table:table-cell table:style-name="ce1" office:value-type="float" office:value="0.00507758842267949" calcext:value-type="float">
            <text:p>0.005077588422679</text:p>
          </table:table-cell>
          <table:table-cell table:style-name="ce1" office:value-type="float" office:value="0.0230394682931613" calcext:value-type="float">
            <text:p>0.023039468293161</text:p>
          </table:table-cell>
          <table:table-cell table:style-name="ce1" office:value-type="float" office:value="0.009837499823142" calcext:value-type="float">
            <text:p>0.009837499823142</text:p>
          </table:table-cell>
          <table:table-cell table:style-name="ce1" office:value-type="float" office:value="0.00231814534964862" calcext:value-type="float">
            <text:p>0.002318145349649</text:p>
          </table:table-cell>
          <table:table-cell table:style-name="ce1" table:number-columns-repeated="1010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83671244968239" calcext:value-type="float">
            <text:p>0.983671244968239</text:p>
          </table:table-cell>
          <table:table-cell office:value-type="float" office:value="0.911176640880626" calcext:value-type="float">
            <text:p>0.911176640880626</text:p>
          </table:table-cell>
          <table:table-cell office:value-type="float" office:value="0.946003648515443" calcext:value-type="float">
            <text:p>0.946003648515443</text:p>
          </table:table-cell>
          <table:table-cell office:value-type="float" office:value="2.91430768422534" calcext:value-type="float">
            <text:p>2.91430768422534</text:p>
          </table:table-cell>
          <table:table-cell office:value-type="float" office:value="0.901615463093514" calcext:value-type="float">
            <text:p>0.901615463093514</text:p>
          </table:table-cell>
          <table:table-cell office:value-type="float" office:value="0.825469744263629" calcext:value-type="float">
            <text:p>0.825469744263629</text:p>
          </table:table-cell>
          <table:table-cell table:formula="of:=SUM([.F18];[.D18])" office:value-type="float" office:value="1.84761911160896" calcext:value-type="float">
            <text:p>1.84761911160896</text:p>
          </table:table-cell>
          <table:table-cell office:value-type="float" office:value="0.00418034564995079" calcext:value-type="float">
            <text:p>0.004180345649951</text:p>
          </table:table-cell>
          <table:table-cell office:value-type="float" office:value="0.00947236874771131" calcext:value-type="float">
            <text:p>0.009472368747711</text:p>
          </table:table-cell>
          <table:table-cell office:value-type="float" office:value="0.00516255217846496" calcext:value-type="float">
            <text:p>0.005162552178465</text:p>
          </table:table-cell>
          <table:table-cell office:value-type="float" office:value="0.0245568492495252" calcext:value-type="float">
            <text:p>0.024556849249525</text:p>
          </table:table-cell>
          <table:table-cell office:value-type="float" office:value="0.0106704389243514" calcext:value-type="float">
            <text:p>0.010670438924351</text:p>
          </table:table-cell>
          <table:table-cell office:value-type="float" office:value="0.00353655007013793" calcext:value-type="float">
            <text:p>0.003536550070138</text:p>
          </table:table-cell>
          <table:table-cell table:number-columns-repeated="1010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62717653873232" calcext:value-type="float">
            <text:p>0.962717653873232</text:p>
          </table:table-cell>
          <table:table-cell office:value-type="float" office:value="0.917392789706912" calcext:value-type="float">
            <text:p>0.917392789706912</text:p>
          </table:table-cell>
          <table:table-cell office:value-type="float" office:value="0.939388772116713" calcext:value-type="float">
            <text:p>0.939388772116713</text:p>
          </table:table-cell>
          <table:table-cell office:value-type="float" office:value="2.85292431320777" calcext:value-type="float">
            <text:p>2.85292431320777</text:p>
          </table:table-cell>
          <table:table-cell office:value-type="float" office:value="0.908581771822546" calcext:value-type="float">
            <text:p>0.908581771822546</text:p>
          </table:table-cell>
          <table:table-cell office:value-type="float" office:value="0.826955367274805" calcext:value-type="float">
            <text:p>0.826955367274805</text:p>
          </table:table-cell>
          <table:table-cell table:formula="of:=SUM([.F19];[.D19])" office:value-type="float" office:value="1.84797054393926" calcext:value-type="float">
            <text:p>1.84797054393926</text:p>
          </table:table-cell>
          <table:table-cell office:value-type="float" office:value="0.0120034951012301" calcext:value-type="float">
            <text:p>0.01200349510123</text:p>
          </table:table-cell>
          <table:table-cell office:value-type="float" office:value="0.0114780049147807" calcext:value-type="float">
            <text:p>0.011478004914781</text:p>
          </table:table-cell>
          <table:table-cell office:value-type="float" office:value="0.0048297887250684" calcext:value-type="float">
            <text:p>0.004829788725068</text:p>
          </table:table-cell>
          <table:table-cell office:value-type="float" office:value="0.0466473546929983" calcext:value-type="float">
            <text:p>0.046647354692998</text:p>
          </table:table-cell>
          <table:table-cell office:value-type="float" office:value="0.0128532641612025" calcext:value-type="float">
            <text:p>0.012853264161203</text:p>
          </table:table-cell>
          <table:table-cell office:value-type="float" office:value="0.00231814534964862" calcext:value-type="float">
            <text:p>0.002318145349649</text:p>
          </table:table-cell>
          <table:table-cell table:number-columns-repeated="1010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956152856987447" calcext:value-type="float">
            <text:p>0.956152856987447</text:p>
          </table:table-cell>
          <table:table-cell office:value-type="float" office:value="0.915106103167646" calcext:value-type="float">
            <text:p>0.915106103167646</text:p>
          </table:table-cell>
          <table:table-cell office:value-type="float" office:value="0.935130662876234" calcext:value-type="float">
            <text:p>0.935130662876234</text:p>
          </table:table-cell>
          <table:table-cell office:value-type="float" office:value="2.83274846263338" calcext:value-type="float">
            <text:p>2.83274846263338</text:p>
          </table:table-cell>
          <table:table-cell office:value-type="float" office:value="0.906138374630443" calcext:value-type="float">
            <text:p>0.906138374630443</text:p>
          </table:table-cell>
          <table:table-cell office:value-type="float" office:value="0.825469744263629" calcext:value-type="float">
            <text:p>0.825469744263629</text:p>
          </table:table-cell>
          <table:table-cell table:formula="of:=SUM([.F20];[.D20])" office:value-type="float" office:value="1.84126903750668" calcext:value-type="float">
            <text:p>1.84126903750668</text:p>
          </table:table-cell>
          <table:table-cell office:value-type="float" office:value="0.00965940797597813" calcext:value-type="float">
            <text:p>0.009659407975978</text:p>
          </table:table-cell>
          <table:table-cell office:value-type="float" office:value="0.00757773174638175" calcext:value-type="float">
            <text:p>0.007577731746382</text:p>
          </table:table-cell>
          <table:table-cell office:value-type="float" office:value="0.00531014610792033" calcext:value-type="float">
            <text:p>0.00531014610792</text:p>
          </table:table-cell>
          <table:table-cell office:value-type="float" office:value="0.0328597757142654" calcext:value-type="float">
            <text:p>0.032859775714265</text:p>
          </table:table-cell>
          <table:table-cell office:value-type="float" office:value="0.00856183936780714" calcext:value-type="float">
            <text:p>0.008561839367807</text:p>
          </table:table-cell>
          <table:table-cell office:value-type="float" office:value="0.00353655007013793" calcext:value-type="float">
            <text:p>0.003536550070138</text:p>
          </table:table-cell>
          <table:table-cell table:number-columns-repeated="1010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35194427891363" calcext:value-type="float">
            <text:p>0.935194427891363</text:p>
          </table:table-cell>
          <table:table-cell office:value-type="float" office:value="0.921556762211533" calcext:value-type="float">
            <text:p>0.921556762211533</text:p>
          </table:table-cell>
          <table:table-cell office:value-type="float" office:value="0.928135531560403" calcext:value-type="float">
            <text:p>0.928135531560403</text:p>
          </table:table-cell>
          <table:table-cell office:value-type="float" office:value="2.77151939824139" calcext:value-type="float">
            <text:p>2.77151939824139</text:p>
          </table:table-cell>
          <table:table-cell office:value-type="float" office:value="0.907422306834542" calcext:value-type="float">
            <text:p>0.907422306834542</text:p>
          </table:table-cell>
          <table:table-cell office:value-type="float" office:value="0.826955367274805" calcext:value-type="float">
            <text:p>0.826955367274805</text:p>
          </table:table-cell>
          <table:table-cell table:formula="of:=SUM([.F21];[.D21])" office:value-type="float" office:value="1.83555783839494" calcext:value-type="float">
            <text:p>1.83555783839494</text:p>
          </table:table-cell>
          <table:table-cell office:value-type="float" office:value="0.028138650423837" calcext:value-type="float">
            <text:p>0.028138650423837</text:p>
          </table:table-cell>
          <table:table-cell office:value-type="float" office:value="0.00831209270449711" calcext:value-type="float">
            <text:p>0.008312092704497</text:p>
          </table:table-cell>
          <table:table-cell office:value-type="float" office:value="0.0162223203524357" calcext:value-type="float">
            <text:p>0.016222320352436</text:p>
          </table:table-cell>
          <table:table-cell office:value-type="float" office:value="0.0930327548904022" calcext:value-type="float">
            <text:p>0.093032754890402</text:p>
          </table:table-cell>
          <table:table-cell office:value-type="float" office:value="0.0241377103997655" calcext:value-type="float">
            <text:p>0.024137710399766</text:p>
          </table:table-cell>
          <table:table-cell office:value-type="float" office:value="0.00231814534964862" calcext:value-type="float">
            <text:p>0.002318145349649</text:p>
          </table:table-cell>
          <table:table-cell table:number-columns-repeated="1010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931195491988413" calcext:value-type="float">
            <text:p>0.931195491988413</text:p>
          </table:table-cell>
          <table:table-cell office:value-type="float" office:value="0.922513437631302" calcext:value-type="float">
            <text:p>0.922513437631302</text:p>
          </table:table-cell>
          <table:table-cell office:value-type="float" office:value="0.926378349921414" calcext:value-type="float">
            <text:p>0.926378349921414</text:p>
          </table:table-cell>
          <table:table-cell office:value-type="float" office:value="2.75891265715944" calcext:value-type="float">
            <text:p>2.75891265715944</text:p>
          </table:table-cell>
          <table:table-cell office:value-type="float" office:value="0.899286950308921" calcext:value-type="float">
            <text:p>0.899286950308921</text:p>
          </table:table-cell>
          <table:table-cell office:value-type="float" office:value="0.825469744263629" calcext:value-type="float">
            <text:p>0.825469744263629</text:p>
          </table:table-cell>
          <table:table-cell table:formula="of:=SUM([.F22];[.D22])" office:value-type="float" office:value="1.82566530023034" calcext:value-type="float">
            <text:p>1.82566530023034</text:p>
          </table:table-cell>
          <table:table-cell office:value-type="float" office:value="0.0433857311028689" calcext:value-type="float">
            <text:p>0.043385731102869</text:p>
          </table:table-cell>
          <table:table-cell office:value-type="float" office:value="0.0111462551185366" calcext:value-type="float">
            <text:p>0.011146255118537</text:p>
          </table:table-cell>
          <table:table-cell office:value-type="float" office:value="0.024553636009716" calcext:value-type="float">
            <text:p>0.024553636009716</text:p>
          </table:table-cell>
          <table:table-cell office:value-type="float" office:value="0.131707446366758" calcext:value-type="float">
            <text:p>0.131707446366758</text:p>
          </table:table-cell>
          <table:table-cell office:value-type="float" office:value="0.0336537948397166" calcext:value-type="float">
            <text:p>0.033653794839717</text:p>
          </table:table-cell>
          <table:table-cell office:value-type="float" office:value="0.00353655007013793" calcext:value-type="float">
            <text:p>0.003536550070138</text:p>
          </table:table-cell>
          <table:table-cell table:number-columns-repeated="1010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904411956052548" calcext:value-type="float">
            <text:p>0.904411956052548</text:p>
          </table:table-cell>
          <table:table-cell office:value-type="float" office:value="0.925628171251366" calcext:value-type="float">
            <text:p>0.925628171251366</text:p>
          </table:table-cell>
          <table:table-cell office:value-type="float" office:value="0.914414741137868" calcext:value-type="float">
            <text:p>0.914414741137868</text:p>
          </table:table-cell>
          <table:table-cell office:value-type="float" office:value="2.68000646960226" calcext:value-type="float">
            <text:p>2.68000646960226</text:p>
          </table:table-cell>
          <table:table-cell office:value-type="float" office:value="0.886451081420954" calcext:value-type="float">
            <text:p>0.886451081420954</text:p>
          </table:table-cell>
          <table:table-cell office:value-type="float" office:value="0.826955367274805" calcext:value-type="float">
            <text:p>0.826955367274805</text:p>
          </table:table-cell>
          <table:table-cell table:formula="of:=SUM([.F23];[.D23])" office:value-type="float" office:value="1.80086582255882" calcext:value-type="float">
            <text:p>1.80086582255882</text:p>
          </table:table-cell>
          <table:table-cell office:value-type="float" office:value="0.0451862866118756" calcext:value-type="float">
            <text:p>0.045186286611876</text:p>
          </table:table-cell>
          <table:table-cell office:value-type="float" office:value="0.00686727948819899" calcext:value-type="float">
            <text:p>0.006867279488199</text:p>
          </table:table-cell>
          <table:table-cell office:value-type="float" office:value="0.0254990800944992" calcext:value-type="float">
            <text:p>0.025499080094499</text:p>
          </table:table-cell>
          <table:table-cell office:value-type="float" office:value="0.134460497413396" calcext:value-type="float">
            <text:p>0.134460497413396</text:p>
          </table:table-cell>
          <table:table-cell office:value-type="float" office:value="0.0421207142668334" calcext:value-type="float">
            <text:p>0.042120714266833</text:p>
          </table:table-cell>
          <table:table-cell office:value-type="float" office:value="0.00231814534964862" calcext:value-type="float">
            <text:p>0.002318145349649</text:p>
          </table:table-cell>
          <table:table-cell table:number-columns-repeated="1010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887333737156505" calcext:value-type="float">
            <text:p>0.887333737156505</text:p>
          </table:table-cell>
          <table:table-cell office:value-type="float" office:value="0.929557438902004" calcext:value-type="float">
            <text:p>0.929557438902004</text:p>
          </table:table-cell>
          <table:table-cell office:value-type="float" office:value="0.907108843008949" calcext:value-type="float">
            <text:p>0.907108843008949</text:p>
          </table:table-cell>
          <table:table-cell office:value-type="float" office:value="2.62888504362727" calcext:value-type="float">
            <text:p>2.62888504362727</text:p>
          </table:table-cell>
          <table:table-cell office:value-type="float" office:value="0.868533574762699" calcext:value-type="float">
            <text:p>0.868533574762699</text:p>
          </table:table-cell>
          <table:table-cell office:value-type="float" office:value="0.825469744263629" calcext:value-type="float">
            <text:p>0.825469744263629</text:p>
          </table:table-cell>
          <table:table-cell table:formula="of:=SUM([.F24];[.D24])" office:value-type="float" office:value="1.77564241777165" calcext:value-type="float">
            <text:p>1.77564241777165</text:p>
          </table:table-cell>
          <table:table-cell office:value-type="float" office:value="0.0581257162155799" calcext:value-type="float">
            <text:p>0.05812571621558</text:p>
          </table:table-cell>
          <table:table-cell office:value-type="float" office:value="0.0125972983123647" calcext:value-type="float">
            <text:p>0.012597298312365</text:p>
          </table:table-cell>
          <table:table-cell office:value-type="float" office:value="0.0330483887139258" calcext:value-type="float">
            <text:p>0.033048388713926</text:p>
          </table:table-cell>
          <table:table-cell office:value-type="float" office:value="0.173309065977397" calcext:value-type="float">
            <text:p>0.173309065977397</text:p>
          </table:table-cell>
          <table:table-cell office:value-type="float" office:value="0.0525227007758397" calcext:value-type="float">
            <text:p>0.05252270077584</text:p>
          </table:table-cell>
          <table:table-cell office:value-type="float" office:value="0.00353655007013793" calcext:value-type="float">
            <text:p>0.003536550070138</text:p>
          </table:table-cell>
          <table:table-cell table:number-columns-repeated="1010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884632912178365" calcext:value-type="float">
            <text:p>0.884632912178365</text:p>
          </table:table-cell>
          <table:table-cell office:value-type="float" office:value="0.933831662696461" calcext:value-type="float">
            <text:p>0.933831662696461</text:p>
          </table:table-cell>
          <table:table-cell office:value-type="float" office:value="0.908198239933866" calcext:value-type="float">
            <text:p>0.908198239933866</text:p>
          </table:table-cell>
          <table:table-cell office:value-type="float" office:value="2.62178369647098" calcext:value-type="float">
            <text:p>2.62178369647098</text:p>
          </table:table-cell>
          <table:table-cell office:value-type="float" office:value="0.873283557864948" calcext:value-type="float">
            <text:p>0.873283557864948</text:p>
          </table:table-cell>
          <table:table-cell office:value-type="float" office:value="0.826955367274805" calcext:value-type="float">
            <text:p>0.826955367274805</text:p>
          </table:table-cell>
          <table:table-cell table:formula="of:=SUM([.F25];[.D25])" office:value-type="float" office:value="1.78148179779881" calcext:value-type="float">
            <text:p>1.78148179779881</text:p>
          </table:table-cell>
          <table:table-cell office:value-type="float" office:value="0.0416916877985984" calcext:value-type="float">
            <text:p>0.041691687798598</text:p>
          </table:table-cell>
          <table:table-cell office:value-type="float" office:value="0.0148869891232527" calcext:value-type="float">
            <text:p>0.014886989123253</text:p>
          </table:table-cell>
          <table:table-cell office:value-type="float" office:value="0.0267610568796858" calcext:value-type="float">
            <text:p>0.026761056879686</text:p>
          </table:table-cell>
          <table:table-cell office:value-type="float" office:value="0.131917587870004" calcext:value-type="float">
            <text:p>0.131917587870004</text:p>
          </table:table-cell>
          <table:table-cell office:value-type="float" office:value="0.0438635885503934" calcext:value-type="float">
            <text:p>0.043863588550393</text:p>
          </table:table-cell>
          <table:table-cell office:value-type="float" office:value="0.00231814534964862" calcext:value-type="float">
            <text:p>0.002318145349649</text:p>
          </table:table-cell>
          <table:table-cell table:number-columns-repeated="1010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848803865530661" calcext:value-type="float">
            <text:p>0.848803865530661</text:p>
          </table:table-cell>
          <table:table-cell office:value-type="float" office:value="0.941464774036742" calcext:value-type="float">
            <text:p>0.941464774036742</text:p>
          </table:table-cell>
          <table:table-cell office:value-type="float" office:value="0.892090721760354" calcext:value-type="float">
            <text:p>0.892090721760354</text:p>
          </table:table-cell>
          <table:table-cell office:value-type="float" office:value="2.51494692203154" calcext:value-type="float">
            <text:p>2.51494692203154</text:p>
          </table:table-cell>
          <table:table-cell office:value-type="float" office:value="0.836462053448348" calcext:value-type="float">
            <text:p>0.836462053448348</text:p>
          </table:table-cell>
          <table:table-cell office:value-type="float" office:value="0.825469744263629" calcext:value-type="float">
            <text:p>0.825469744263629</text:p>
          </table:table-cell>
          <table:table-cell table:formula="of:=SUM([.F26];[.D26])" office:value-type="float" office:value="1.7285527752087" calcext:value-type="float">
            <text:p>1.7285527752087</text:p>
          </table:table-cell>
          <table:table-cell office:value-type="float" office:value="0.0417176546673205" calcext:value-type="float">
            <text:p>0.041717654667321</text:p>
          </table:table-cell>
          <table:table-cell office:value-type="float" office:value="0.00968917561626085" calcext:value-type="float">
            <text:p>0.009689175616261</text:p>
          </table:table-cell>
          <table:table-cell office:value-type="float" office:value="0.0212981458963214" calcext:value-type="float">
            <text:p>0.021298145896322</text:p>
          </table:table-cell>
          <table:table-cell office:value-type="float" office:value="0.129564667177296" calcext:value-type="float">
            <text:p>0.129564667177296</text:p>
          </table:table-cell>
          <table:table-cell office:value-type="float" office:value="0.0441469283024642" calcext:value-type="float">
            <text:p>0.044146928302464</text:p>
          </table:table-cell>
          <table:table-cell office:value-type="float" office:value="0.00353655007013793" calcext:value-type="float">
            <text:p>0.003536550070138</text:p>
          </table:table-cell>
          <table:table-cell table:number-columns-repeated="1010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796620722222373" calcext:value-type="float">
            <text:p>0.796620722222373</text:p>
          </table:table-cell>
          <table:table-cell office:value-type="float" office:value="0.942418393053517" calcext:value-type="float">
            <text:p>0.942418393053517</text:p>
          </table:table-cell>
          <table:table-cell office:value-type="float" office:value="0.861368766780274" calcext:value-type="float">
            <text:p>0.861368766780274</text:p>
          </table:table-cell>
          <table:table-cell office:value-type="float" office:value="2.36060464039511" calcext:value-type="float">
            <text:p>2.36060464039511</text:p>
          </table:table-cell>
          <table:table-cell office:value-type="float" office:value="0.778823156670073" calcext:value-type="float">
            <text:p>0.778823156670073</text:p>
          </table:table-cell>
          <table:table-cell office:value-type="float" office:value="0.826955367274805" calcext:value-type="float">
            <text:p>0.826955367274805</text:p>
          </table:table-cell>
          <table:table-cell table:formula="of:=SUM([.F27];[.D27])" office:value-type="float" office:value="1.64019192345035" calcext:value-type="float">
            <text:p>1.64019192345035</text:p>
          </table:table-cell>
          <table:table-cell office:value-type="float" office:value="0.0731765681956136" calcext:value-type="float">
            <text:p>0.073176568195614</text:p>
          </table:table-cell>
          <table:table-cell office:value-type="float" office:value="0.0103451470764879" calcext:value-type="float">
            <text:p>0.010345147076488</text:p>
          </table:table-cell>
          <table:table-cell office:value-type="float" office:value="0.0395890153050108" calcext:value-type="float">
            <text:p>0.039589015305011</text:p>
          </table:table-cell>
          <table:table-cell office:value-type="float" office:value="0.217148636424885" calcext:value-type="float">
            <text:p>0.217148636424885</text:p>
          </table:table-cell>
          <table:table-cell office:value-type="float" office:value="0.0698272787388543" calcext:value-type="float">
            <text:p>0.069827278738854</text:p>
          </table:table-cell>
          <table:table-cell office:value-type="float" office:value="0.00231814534964862" calcext:value-type="float">
            <text:p>0.002318145349649</text:p>
          </table:table-cell>
          <table:table-cell table:number-columns-repeated="1010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812500050631755" calcext:value-type="float">
            <text:p>0.812500050631755</text:p>
          </table:table-cell>
          <table:table-cell office:value-type="float" office:value="0.954989446333015" calcext:value-type="float">
            <text:p>0.954989446333015</text:p>
          </table:table-cell>
          <table:table-cell office:value-type="float" office:value="0.87677079019634" calcext:value-type="float">
            <text:p>0.87677079019634</text:p>
          </table:table-cell>
          <table:table-cell office:value-type="float" office:value="2.40719912787642" calcext:value-type="float">
            <text:p>2.40719912787642</text:p>
          </table:table-cell>
          <table:table-cell office:value-type="float" office:value="0.799530744263679" calcext:value-type="float">
            <text:p>0.799530744263679</text:p>
          </table:table-cell>
          <table:table-cell office:value-type="float" office:value="0.825469744263629" calcext:value-type="float">
            <text:p>0.825469744263629</text:p>
          </table:table-cell>
          <table:table-cell table:formula="of:=SUM([.F28];[.D28])" office:value-type="float" office:value="1.67630153446002" calcext:value-type="float">
            <text:p>1.67630153446002</text:p>
          </table:table-cell>
          <table:table-cell office:value-type="float" office:value="0.0596948841202261" calcext:value-type="float">
            <text:p>0.059694884120226</text:p>
          </table:table-cell>
          <table:table-cell office:value-type="float" office:value="0.0109362873045319" calcext:value-type="float">
            <text:p>0.010936287304532</text:p>
          </table:table-cell>
          <table:table-cell office:value-type="float" office:value="0.0346853698267575" calcext:value-type="float">
            <text:p>0.034685369826758</text:p>
          </table:table-cell>
          <table:table-cell office:value-type="float" office:value="0.178366790806727" calcext:value-type="float">
            <text:p>0.178366790806727</text:p>
          </table:table-cell>
          <table:table-cell office:value-type="float" office:value="0.0631927345051278" calcext:value-type="float">
            <text:p>0.063192734505128</text:p>
          </table:table-cell>
          <table:table-cell office:value-type="float" office:value="0.00353655007013793" calcext:value-type="float">
            <text:p>0.003536550070138</text:p>
          </table:table-cell>
          <table:table-cell table:number-columns-repeated="1010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797531311476092" calcext:value-type="float">
            <text:p>0.797531311476092</text:p>
          </table:table-cell>
          <table:table-cell office:value-type="float" office:value="0.967941112944262" calcext:value-type="float">
            <text:p>0.967941112944262</text:p>
          </table:table-cell>
          <table:table-cell office:value-type="float" office:value="0.871970274341476" calcext:value-type="float">
            <text:p>0.871970274341476</text:p>
          </table:table-cell>
          <table:table-cell office:value-type="float" office:value="2.36374015123576" calcext:value-type="float">
            <text:p>2.36374015123576</text:p>
          </table:table-cell>
          <table:table-cell office:value-type="float" office:value="0.785036192073644" calcext:value-type="float">
            <text:p>0.785036192073644</text:p>
          </table:table-cell>
          <table:table-cell office:value-type="float" office:value="0.826955367274805" calcext:value-type="float">
            <text:p>0.826955367274805</text:p>
          </table:table-cell>
          <table:table-cell table:formula="of:=SUM([.F29];[.D29])" office:value-type="float" office:value="1.65700646641512" calcext:value-type="float">
            <text:p>1.65700646641512</text:p>
          </table:table-cell>
          <table:table-cell office:value-type="float" office:value="0.0827767485393335" calcext:value-type="float">
            <text:p>0.082776748539334</text:p>
          </table:table-cell>
          <table:table-cell office:value-type="float" office:value="0.00707793419226047" calcext:value-type="float">
            <text:p>0.00707793419226</text:p>
          </table:table-cell>
          <table:table-cell office:value-type="float" office:value="0.0492397312705788" calcext:value-type="float">
            <text:p>0.049239731270579</text:p>
          </table:table-cell>
          <table:table-cell office:value-type="float" office:value="0.249362979515408" calcext:value-type="float">
            <text:p>0.249362979515408</text:p>
          </table:table-cell>
          <table:table-cell office:value-type="float" office:value="0.0867232117251234" calcext:value-type="float">
            <text:p>0.086723211725124</text:p>
          </table:table-cell>
          <table:table-cell office:value-type="float" office:value="0.00231814534964862" calcext:value-type="float">
            <text:p>0.002318145349649</text:p>
          </table:table-cell>
          <table:table-cell table:number-columns-repeated="1010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73698660108681" calcext:value-type="float">
            <text:p>0.73698660108681</text:p>
          </table:table-cell>
          <table:table-cell office:value-type="float" office:value="0.970085433535054" calcext:value-type="float">
            <text:p>0.970085433535054</text:p>
          </table:table-cell>
          <table:table-cell office:value-type="float" office:value="0.835663801578508" calcext:value-type="float">
            <text:p>0.835663801578508</text:p>
          </table:table-cell>
          <table:table-cell office:value-type="float" office:value="2.18339825685547" calcext:value-type="float">
            <text:p>2.18339825685547</text:p>
          </table:table-cell>
          <table:table-cell office:value-type="float" office:value="0.722114215532654" calcext:value-type="float">
            <text:p>0.722114215532654</text:p>
          </table:table-cell>
          <table:table-cell office:value-type="float" office:value="0.825469744263629" calcext:value-type="float">
            <text:p>0.825469744263629</text:p>
          </table:table-cell>
          <table:table-cell table:formula="of:=SUM([.F30];[.D30])" office:value-type="float" office:value="1.55777801711116" calcext:value-type="float">
            <text:p>1.55777801711116</text:p>
          </table:table-cell>
          <table:table-cell office:value-type="float" office:value="0.0713686934532288" calcext:value-type="float">
            <text:p>0.071368693453229</text:p>
          </table:table-cell>
          <table:table-cell office:value-type="float" office:value="0.0105077031526438" calcext:value-type="float">
            <text:p>0.010507703152644</text:p>
          </table:table-cell>
          <table:table-cell office:value-type="float" office:value="0.0457061574254159" calcext:value-type="float">
            <text:p>0.045706157425416</text:p>
          </table:table-cell>
          <table:table-cell office:value-type="float" office:value="0.211979748070927" calcext:value-type="float">
            <text:p>0.211979748070927</text:p>
          </table:table-cell>
          <table:table-cell office:value-type="float" office:value="0.0747393993139302" calcext:value-type="float">
            <text:p>0.07473939931393</text:p>
          </table:table-cell>
          <table:table-cell office:value-type="float" office:value="0.00353655007013793" calcext:value-type="float">
            <text:p>0.003536550070138</text:p>
          </table:table-cell>
          <table:table-cell table:number-columns-repeated="1010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720417645402823" calcext:value-type="float">
            <text:p>0.720417645402823</text:p>
          </table:table-cell>
          <table:table-cell office:value-type="float" office:value="0.97260571731622" calcext:value-type="float">
            <text:p>0.97260571731622</text:p>
          </table:table-cell>
          <table:table-cell office:value-type="float" office:value="0.825008134581077" calcext:value-type="float">
            <text:p>0.825008134581077</text:p>
          </table:table-cell>
          <table:table-cell office:value-type="float" office:value="2.1402054998289" calcext:value-type="float">
            <text:p>2.1402054998289</text:p>
          </table:table-cell>
          <table:table-cell office:value-type="float" office:value="0.705184609878651" calcext:value-type="float">
            <text:p>0.705184609878651</text:p>
          </table:table-cell>
          <table:table-cell office:value-type="float" office:value="0.824638274220731" calcext:value-type="float">
            <text:p>0.824638274220731</text:p>
          </table:table-cell>
          <table:table-cell table:formula="of:=SUM([.F31];[.D31])" office:value-type="float" office:value="1.53019274445973" calcext:value-type="float">
            <text:p>1.53019274445973</text:p>
          </table:table-cell>
          <table:table-cell office:value-type="float" office:value="0.0822907915790727" calcext:value-type="float">
            <text:p>0.082290791579073</text:p>
          </table:table-cell>
          <table:table-cell office:value-type="float" office:value="0.00956590316383987" calcext:value-type="float">
            <text:p>0.00956590316384</text:p>
          </table:table-cell>
          <table:table-cell office:value-type="float" office:value="0.050423068433823" calcext:value-type="float">
            <text:p>0.050423068433823</text:p>
          </table:table-cell>
          <table:table-cell office:value-type="float" office:value="0.253798097812535" calcext:value-type="float">
            <text:p>0.253798097812535</text:p>
          </table:table-cell>
          <table:table-cell office:value-type="float" office:value="0.0857250154134945" calcext:value-type="float">
            <text:p>0.085725015413495</text:p>
          </table:table-cell>
          <table:table-cell office:value-type="float" office:value="0.00347371784966107" calcext:value-type="float">
            <text:p>0.003473717849661</text:p>
          </table:table-cell>
          <table:table-cell table:number-columns-repeated="1010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688982338652807" calcext:value-type="float">
            <text:p>0.688982338652807</text:p>
          </table:table-cell>
          <table:table-cell office:value-type="float" office:value="0.98599818696604" calcext:value-type="float">
            <text:p>0.98599818696604</text:p>
          </table:table-cell>
          <table:table-cell office:value-type="float" office:value="0.809751938364987" calcext:value-type="float">
            <text:p>0.809751938364987</text:p>
          </table:table-cell>
          <table:table-cell office:value-type="float" office:value="2.04779139224167" calcext:value-type="float">
            <text:p>2.04779139224167</text:p>
          </table:table-cell>
          <table:table-cell office:value-type="float" office:value="0.674639540736136" calcext:value-type="float">
            <text:p>0.674639540736136</text:p>
          </table:table-cell>
          <table:table-cell office:value-type="float" office:value="0.825464945210032" calcext:value-type="float">
            <text:p>0.825464945210032</text:p>
          </table:table-cell>
          <table:table-cell table:formula="of:=SUM([.F32];[.D32])" office:value-type="float" office:value="1.48439147910112" calcext:value-type="float">
            <text:p>1.48439147910112</text:p>
          </table:table-cell>
          <table:table-cell office:value-type="float" office:value="0.058280257686128" calcext:value-type="float">
            <text:p>0.058280257686128</text:p>
          </table:table-cell>
          <table:table-cell office:value-type="float" office:value="0.00611743563129738" calcext:value-type="float">
            <text:p>0.006117435631297</text:p>
          </table:table-cell>
          <table:table-cell office:value-type="float" office:value="0.0394431443542662" calcext:value-type="float">
            <text:p>0.039443144354266</text:p>
          </table:table-cell>
          <table:table-cell office:value-type="float" office:value="0.162569416907939" calcext:value-type="float">
            <text:p>0.162569416907939</text:p>
          </table:table-cell>
          <table:table-cell office:value-type="float" office:value="0.0601655300411044" calcext:value-type="float">
            <text:p>0.060165530041105</text:p>
          </table:table-cell>
          <table:table-cell office:value-type="float" office:value="0.00303065818902521" calcext:value-type="float">
            <text:p>0.003030658189025</text:p>
          </table:table-cell>
          <table:table-cell table:number-columns-repeated="1010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632781435300009" calcext:value-type="float">
            <text:p>0.632781435300009</text:p>
          </table:table-cell>
          <table:table-cell office:value-type="float" office:value="0.975184211217877" calcext:value-type="float">
            <text:p>0.975184211217877</text:p>
          </table:table-cell>
          <table:table-cell office:value-type="float" office:value="0.765691026347211" calcext:value-type="float">
            <text:p>0.765691026347211</text:p>
          </table:table-cell>
          <table:table-cell office:value-type="float" office:value="1.87943218303674" calcext:value-type="float">
            <text:p>1.87943218303674</text:p>
          </table:table-cell>
          <table:table-cell office:value-type="float" office:value="0.616065073307839" calcext:value-type="float">
            <text:p>0.616065073307839</text:p>
          </table:table-cell>
          <table:table-cell office:value-type="float" office:value="0.824638274220731" calcext:value-type="float">
            <text:p>0.824638274220731</text:p>
          </table:table-cell>
          <table:table-cell table:formula="of:=SUM([.F33];[.D33])" office:value-type="float" office:value="1.38175609965505" calcext:value-type="float">
            <text:p>1.38175609965505</text:p>
          </table:table-cell>
          <table:table-cell office:value-type="float" office:value="0.0609500999709145" calcext:value-type="float">
            <text:p>0.060950099970915</text:p>
          </table:table-cell>
          <table:table-cell office:value-type="float" office:value="0.0137135781312396" calcext:value-type="float">
            <text:p>0.01371357813124</text:p>
          </table:table-cell>
          <table:table-cell office:value-type="float" office:value="0.0411851973263644" calcext:value-type="float">
            <text:p>0.041185197326364</text:p>
          </table:table-cell>
          <table:table-cell office:value-type="float" office:value="0.185583663288922" calcext:value-type="float">
            <text:p>0.185583663288922</text:p>
          </table:table-cell>
          <table:table-cell office:value-type="float" office:value="0.0619161988073982" calcext:value-type="float">
            <text:p>0.061916198807398</text:p>
          </table:table-cell>
          <table:table-cell office:value-type="float" office:value="0.00347371784966107" calcext:value-type="float">
            <text:p>0.003473717849661</text:p>
          </table:table-cell>
          <table:table-cell table:number-columns-repeated="1010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633525816020087" calcext:value-type="float">
            <text:p>0.633525816020087</text:p>
          </table:table-cell>
          <table:table-cell office:value-type="float" office:value="0.983699243445275" calcext:value-type="float">
            <text:p>0.983699243445275</text:p>
          </table:table-cell>
          <table:table-cell office:value-type="float" office:value="0.769603020291237" calcext:value-type="float">
            <text:p>0.769603020291237</text:p>
          </table:table-cell>
          <table:table-cell office:value-type="float" office:value="1.8843080374951" calcext:value-type="float">
            <text:p>1.8843080374951</text:p>
          </table:table-cell>
          <table:table-cell office:value-type="float" office:value="0.618073618841459" calcext:value-type="float">
            <text:p>0.618073618841459</text:p>
          </table:table-cell>
          <table:table-cell office:value-type="float" office:value="0.825464945210032" calcext:value-type="float">
            <text:p>0.825464945210032</text:p>
          </table:table-cell>
          <table:table-cell table:formula="of:=SUM([.F34];[.D34])" office:value-type="float" office:value="1.3876766391327" calcext:value-type="float">
            <text:p>1.3876766391327</text:p>
          </table:table-cell>
          <table:table-cell office:value-type="float" office:value="0.0491276936343143" calcext:value-type="float">
            <text:p>0.049127693634314</text:p>
          </table:table-cell>
          <table:table-cell office:value-type="float" office:value="0.00399316299763251" calcext:value-type="float">
            <text:p>0.003993162997633</text:p>
          </table:table-cell>
          <table:table-cell office:value-type="float" office:value="0.0361461191622629" calcext:value-type="float">
            <text:p>0.036146119162263</text:p>
          </table:table-cell>
          <table:table-cell office:value-type="float" office:value="0.154043509229353" calcext:value-type="float">
            <text:p>0.154043509229353</text:p>
          </table:table-cell>
          <table:table-cell office:value-type="float" office:value="0.0501817879231768" calcext:value-type="float">
            <text:p>0.050181787923177</text:p>
          </table:table-cell>
          <table:table-cell office:value-type="float" office:value="0.00303065818902521" calcext:value-type="float">
            <text:p>0.003030658189025</text:p>
          </table:table-cell>
          <table:table-cell table:number-columns-repeated="1010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598822857684424" calcext:value-type="float">
            <text:p>0.598822857684424</text:p>
          </table:table-cell>
          <table:table-cell office:value-type="float" office:value="0.98499329793997" calcext:value-type="float">
            <text:p>0.98499329793997</text:p>
          </table:table-cell>
          <table:table-cell office:value-type="float" office:value="0.744218061778105" calcext:value-type="float">
            <text:p>0.744218061778105</text:p>
          </table:table-cell>
          <table:table-cell office:value-type="float" office:value="1.77864883982387" calcext:value-type="float">
            <text:p>1.77864883982387</text:p>
          </table:table-cell>
          <table:table-cell office:value-type="float" office:value="0.582891773379735" calcext:value-type="float">
            <text:p>0.582891773379735</text:p>
          </table:table-cell>
          <table:table-cell office:value-type="float" office:value="0.824638274220731" calcext:value-type="float">
            <text:p>0.824638274220731</text:p>
          </table:table-cell>
          <table:table-cell table:formula="of:=SUM([.F35];[.D35])" office:value-type="float" office:value="1.32710983515784" calcext:value-type="float">
            <text:p>1.32710983515784</text:p>
          </table:table-cell>
          <table:table-cell office:value-type="float" office:value="0.0354817725588284" calcext:value-type="float">
            <text:p>0.035481772558829</text:p>
          </table:table-cell>
          <table:table-cell office:value-type="float" office:value="0.00524876315881297" calcext:value-type="float">
            <text:p>0.005248763158813</text:p>
          </table:table-cell>
          <table:table-cell office:value-type="float" office:value="0.0269259763153647" calcext:value-type="float">
            <text:p>0.026925976315365</text:p>
          </table:table-cell>
          <table:table-cell office:value-type="float" office:value="0.112876204339297" calcext:value-type="float">
            <text:p>0.112876204339297</text:p>
          </table:table-cell>
          <table:table-cell office:value-type="float" office:value="0.0363184446569104" calcext:value-type="float">
            <text:p>0.036318444656911</text:p>
          </table:table-cell>
          <table:table-cell office:value-type="float" office:value="0.00347371784966107" calcext:value-type="float">
            <text:p>0.003473717849661</text:p>
          </table:table-cell>
          <table:table-cell table:number-columns-repeated="1010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57378657458028" calcext:value-type="float">
            <text:p>0.57378657458028</text:p>
          </table:table-cell>
          <table:table-cell office:value-type="float" office:value="0.987119797595342" calcext:value-type="float">
            <text:p>0.987119797595342</text:p>
          </table:table-cell>
          <table:table-cell office:value-type="float" office:value="0.724793160236141" calcext:value-type="float">
            <text:p>0.724793160236141</text:p>
          </table:table-cell>
          <table:table-cell office:value-type="float" office:value="1.70622343150407" calcext:value-type="float">
            <text:p>1.70622343150407</text:p>
          </table:table-cell>
          <table:table-cell office:value-type="float" office:value="0.558241086873763" calcext:value-type="float">
            <text:p>0.558241086873763</text:p>
          </table:table-cell>
          <table:table-cell office:value-type="float" office:value="0.825464945210032" calcext:value-type="float">
            <text:p>0.825464945210032</text:p>
          </table:table-cell>
          <table:table-cell table:formula="of:=SUM([.F36];[.D36])" office:value-type="float" office:value="1.2830342471099" calcext:value-type="float">
            <text:p>1.2830342471099</text:p>
          </table:table-cell>
          <table:table-cell office:value-type="float" office:value="0.0428113395627132" calcext:value-type="float">
            <text:p>0.042811339562713</text:p>
          </table:table-cell>
          <table:table-cell office:value-type="float" office:value="0.00640224487011091" calcext:value-type="float">
            <text:p>0.006402244870111</text:p>
          </table:table-cell>
          <table:table-cell office:value-type="float" office:value="0.0333802776860662" calcext:value-type="float">
            <text:p>0.033380277686066</text:p>
          </table:table-cell>
          <table:table-cell office:value-type="float" office:value="0.129344997046185" calcext:value-type="float">
            <text:p>0.129344997046185</text:p>
          </table:table-cell>
          <table:table-cell office:value-type="float" office:value="0.0434491234073827" calcext:value-type="float">
            <text:p>0.043449123407383</text:p>
          </table:table-cell>
          <table:table-cell office:value-type="float" office:value="0.00303065818902521" calcext:value-type="float">
            <text:p>0.003030658189025</text:p>
          </table:table-cell>
          <table:table-cell table:number-columns-repeated="1010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564569941715226" calcext:value-type="float">
            <text:p>0.564569941715226</text:p>
          </table:table-cell>
          <table:table-cell office:value-type="float" office:value="0.982674273235188" calcext:value-type="float">
            <text:p>0.982674273235188</text:p>
          </table:table-cell>
          <table:table-cell office:value-type="float" office:value="0.716641422462872" calcext:value-type="float">
            <text:p>0.716641422462872</text:p>
          </table:table-cell>
          <table:table-cell office:value-type="float" office:value="1.67679406868339" calcext:value-type="float">
            <text:p>1.67679406868339</text:p>
          </table:table-cell>
          <table:table-cell office:value-type="float" office:value="0.549382895790588" calcext:value-type="float">
            <text:p>0.549382895790588</text:p>
          </table:table-cell>
          <table:table-cell office:value-type="float" office:value="0.824638274220731" calcext:value-type="float">
            <text:p>0.824638274220731</text:p>
          </table:table-cell>
          <table:table-cell table:formula="of:=SUM([.F37];[.D37])" office:value-type="float" office:value="1.26602431825346" calcext:value-type="float">
            <text:p>1.26602431825346</text:p>
          </table:table-cell>
          <table:table-cell office:value-type="float" office:value="0.0317782428626088" calcext:value-type="float">
            <text:p>0.031778242862609</text:p>
          </table:table-cell>
          <table:table-cell office:value-type="float" office:value="0.00490834790284305" calcext:value-type="float">
            <text:p>0.004908347902843</text:p>
          </table:table-cell>
          <table:table-cell office:value-type="float" office:value="0.0262287586150404" calcext:value-type="float">
            <text:p>0.026228758615041</text:p>
          </table:table-cell>
          <table:table-cell office:value-type="float" office:value="0.100001189176289" calcext:value-type="float">
            <text:p>0.100001189176289</text:p>
          </table:table-cell>
          <table:table-cell office:value-type="float" office:value="0.0323506651332019" calcext:value-type="float">
            <text:p>0.032350665133202</text:p>
          </table:table-cell>
          <table:table-cell office:value-type="float" office:value="0.00347371784966107" calcext:value-type="float">
            <text:p>0.003473717849661</text:p>
          </table:table-cell>
          <table:table-cell table:number-columns-repeated="1010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560303953492245" calcext:value-type="float">
            <text:p>0.560303953492245</text:p>
          </table:table-cell>
          <table:table-cell office:value-type="float" office:value="0.984660525601016" calcext:value-type="float">
            <text:p>0.984660525601016</text:p>
          </table:table-cell>
          <table:table-cell office:value-type="float" office:value="0.713944544346875" calcext:value-type="float">
            <text:p>0.713944544346875</text:p>
          </table:table-cell>
          <table:table-cell office:value-type="float" office:value="1.6665007993353" calcext:value-type="float">
            <text:p>1.6665007993353</text:p>
          </table:table-cell>
          <table:table-cell office:value-type="float" office:value="0.544876105013233" calcext:value-type="float">
            <text:p>0.544876105013233</text:p>
          </table:table-cell>
          <table:table-cell office:value-type="float" office:value="0.825464945210032" calcext:value-type="float">
            <text:p>0.825464945210032</text:p>
          </table:table-cell>
          <table:table-cell table:formula="of:=SUM([.F38];[.D38])" office:value-type="float" office:value="1.25882064936011" calcext:value-type="float">
            <text:p>1.25882064936011</text:p>
          </table:table-cell>
          <table:table-cell office:value-type="float" office:value="0.0225807189661999" calcext:value-type="float">
            <text:p>0.0225807189662</text:p>
          </table:table-cell>
          <table:table-cell office:value-type="float" office:value="0.00167874828376631" calcext:value-type="float">
            <text:p>0.001678748283766</text:p>
          </table:table-cell>
          <table:table-cell office:value-type="float" office:value="0.0184468060755931" calcext:value-type="float">
            <text:p>0.018446806075593</text:p>
          </table:table-cell>
          <table:table-cell office:value-type="float" office:value="0.0786901970475696" calcext:value-type="float">
            <text:p>0.07869019704757</text:p>
          </table:table-cell>
          <table:table-cell office:value-type="float" office:value="0.0222881121249688" calcext:value-type="float">
            <text:p>0.022288112124969</text:p>
          </table:table-cell>
          <table:table-cell office:value-type="float" office:value="0.00303065818902521" calcext:value-type="float">
            <text:p>0.003030658189025</text:p>
          </table:table-cell>
          <table:table-cell table:number-columns-repeated="1010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532959910354468" calcext:value-type="float">
            <text:p>0.532959910354468</text:p>
          </table:table-cell>
          <table:table-cell office:value-type="float" office:value="0.976253314729112" calcext:value-type="float">
            <text:p>0.976253314729112</text:p>
          </table:table-cell>
          <table:table-cell office:value-type="float" office:value="0.688975065544982" calcext:value-type="float">
            <text:p>0.688975065544982</text:p>
          </table:table-cell>
          <table:table-cell office:value-type="float" office:value="1.58241414357712" calcext:value-type="float">
            <text:p>1.58241414357712</text:p>
          </table:table-cell>
          <table:table-cell office:value-type="float" office:value="0.519090193029991" calcext:value-type="float">
            <text:p>0.519090193029991</text:p>
          </table:table-cell>
          <table:table-cell office:value-type="float" office:value="0.824638274220731" calcext:value-type="float">
            <text:p>0.824638274220731</text:p>
          </table:table-cell>
          <table:table-cell table:formula="of:=SUM([.F39];[.D39])" office:value-type="float" office:value="1.20806525857497" calcext:value-type="float">
            <text:p>1.20806525857497</text:p>
          </table:table-cell>
          <table:table-cell office:value-type="float" office:value="0.0346096017990311" calcext:value-type="float">
            <text:p>0.034609601799031</text:p>
          </table:table-cell>
          <table:table-cell office:value-type="float" office:value="0.0157338251787328" calcext:value-type="float">
            <text:p>0.015733825178733</text:p>
          </table:table-cell>
          <table:table-cell office:value-type="float" office:value="0.0317279073810305" calcext:value-type="float">
            <text:p>0.031727907381031</text:p>
          </table:table-cell>
          <table:table-cell office:value-type="float" office:value="0.0992913313837067" calcext:value-type="float">
            <text:p>0.099291331383707</text:p>
          </table:table-cell>
          <table:table-cell office:value-type="float" office:value="0.0343673332643782" calcext:value-type="float">
            <text:p>0.034367333264378</text:p>
          </table:table-cell>
          <table:table-cell office:value-type="float" office:value="0.00347371784966107" calcext:value-type="float">
            <text:p>0.003473717849661</text:p>
          </table:table-cell>
          <table:table-cell table:number-columns-repeated="1010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514059245770132" calcext:value-type="float">
            <text:p>0.514059245770132</text:p>
          </table:table-cell>
          <table:table-cell office:value-type="float" office:value="0.987240641842286" calcext:value-type="float">
            <text:p>0.987240641842286</text:p>
          </table:table-cell>
          <table:table-cell office:value-type="float" office:value="0.675442396873946" calcext:value-type="float">
            <text:p>0.675442396873946</text:p>
          </table:table-cell>
          <table:table-cell office:value-type="float" office:value="1.52837046530776" calcext:value-type="float">
            <text:p>1.52837046530776</text:p>
          </table:table-cell>
          <table:table-cell office:value-type="float" office:value="0.500325116812764" calcext:value-type="float">
            <text:p>0.500325116812764</text:p>
          </table:table-cell>
          <table:table-cell office:value-type="float" office:value="0.825464945210032" calcext:value-type="float">
            <text:p>0.825464945210032</text:p>
          </table:table-cell>
          <table:table-cell table:formula="of:=SUM([.F40];[.D40])" office:value-type="float" office:value="1.17576751368671" calcext:value-type="float">
            <text:p>1.17576751368671</text:p>
          </table:table-cell>
          <table:table-cell office:value-type="float" office:value="0.0325033872956688" calcext:value-type="float">
            <text:p>0.032503387295669</text:p>
          </table:table-cell>
          <table:table-cell office:value-type="float" office:value="0.00474368986027236" calcext:value-type="float">
            <text:p>0.004743689860272</text:p>
          </table:table-cell>
          <table:table-cell office:value-type="float" office:value="0.0285601688340079" calcext:value-type="float">
            <text:p>0.028560168834008</text:p>
          </table:table-cell>
          <table:table-cell office:value-type="float" office:value="0.0940942704749195" calcext:value-type="float">
            <text:p>0.09409427047492</text:p>
          </table:table-cell>
          <table:table-cell office:value-type="float" office:value="0.0317123801835143" calcext:value-type="float">
            <text:p>0.031712380183514</text:p>
          </table:table-cell>
          <table:table-cell office:value-type="float" office:value="0.00303065818902521" calcext:value-type="float">
            <text:p>0.003030658189025</text:p>
          </table:table-cell>
          <table:table-cell table:number-columns-repeated="1010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501437334019067" calcext:value-type="float">
            <text:p>0.501437334019067</text:p>
          </table:table-cell>
          <table:table-cell office:value-type="float" office:value="0.976401934925799" calcext:value-type="float">
            <text:p>0.976401934925799</text:p>
          </table:table-cell>
          <table:table-cell office:value-type="float" office:value="0.661978253641149" calcext:value-type="float">
            <text:p>0.661978253641149</text:p>
          </table:table-cell>
          <table:table-cell office:value-type="float" office:value="1.48896054199731" calcext:value-type="float">
            <text:p>1.48896054199731</text:p>
          </table:table-cell>
          <table:table-cell office:value-type="float" office:value="0.488540304391646" calcext:value-type="float">
            <text:p>0.488540304391646</text:p>
          </table:table-cell>
          <table:table-cell office:value-type="float" office:value="0.824638274220731" calcext:value-type="float">
            <text:p>0.824638274220731</text:p>
          </table:table-cell>
          <table:table-cell table:formula="of:=SUM([.F41];[.D41])" office:value-type="float" office:value="1.15051855803279" calcext:value-type="float">
            <text:p>1.15051855803279</text:p>
          </table:table-cell>
          <table:table-cell office:value-type="float" office:value="0.0337371354992005" calcext:value-type="float">
            <text:p>0.033737135499201</text:p>
          </table:table-cell>
          <table:table-cell office:value-type="float" office:value="0.0101670810999862" calcext:value-type="float">
            <text:p>0.010167081099986</text:p>
          </table:table-cell>
          <table:table-cell office:value-type="float" office:value="0.0304738296998441" calcext:value-type="float">
            <text:p>0.030473829699844</text:p>
          </table:table-cell>
          <table:table-cell office:value-type="float" office:value="0.0989853010988679" calcext:value-type="float">
            <text:p>0.098985301098868</text:p>
          </table:table-cell>
          <table:table-cell office:value-type="float" office:value="0.0338985125637094" calcext:value-type="float">
            <text:p>0.033898512563709</text:p>
          </table:table-cell>
          <table:table-cell office:value-type="float" office:value="0.00347371784966107" calcext:value-type="float">
            <text:p>0.003473717849661</text:p>
          </table:table-cell>
          <table:table-cell table:number-columns-repeated="1010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482889051480346" calcext:value-type="float">
            <text:p>0.482889051480346</text:p>
          </table:table-cell>
          <table:table-cell office:value-type="float" office:value="0.97092517739963" calcext:value-type="float">
            <text:p>0.97092517739963</text:p>
          </table:table-cell>
          <table:table-cell office:value-type="float" office:value="0.644539635843993" calcext:value-type="float">
            <text:p>0.644539635843993</text:p>
          </table:table-cell>
          <table:table-cell office:value-type="float" office:value="1.4361670808219" calcext:value-type="float">
            <text:p>1.4361670808219</text:p>
          </table:table-cell>
          <table:table-cell office:value-type="float" office:value="0.470006227104992" calcext:value-type="float">
            <text:p>0.470006227104992</text:p>
          </table:table-cell>
          <table:table-cell office:value-type="float" office:value="0.825464945210032" calcext:value-type="float">
            <text:p>0.825464945210032</text:p>
          </table:table-cell>
          <table:table-cell table:formula="of:=SUM([.F42];[.D42])" office:value-type="float" office:value="1.11454586294898" calcext:value-type="float">
            <text:p>1.11454586294898</text:p>
          </table:table-cell>
          <table:table-cell office:value-type="float" office:value="0.0322051283991265" calcext:value-type="float">
            <text:p>0.032205128399127</text:p>
          </table:table-cell>
          <table:table-cell office:value-type="float" office:value="0.0147148325783522" calcext:value-type="float">
            <text:p>0.014714832578352</text:p>
          </table:table-cell>
          <table:table-cell office:value-type="float" office:value="0.0319063762004533" calcext:value-type="float">
            <text:p>0.031906376200453</text:p>
          </table:table-cell>
          <table:table-cell office:value-type="float" office:value="0.100717587534772" calcext:value-type="float">
            <text:p>0.100717587534772</text:p>
          </table:table-cell>
          <table:table-cell office:value-type="float" office:value="0.0318259336616617" calcext:value-type="float">
            <text:p>0.031825933661662</text:p>
          </table:table-cell>
          <table:table-cell office:value-type="float" office:value="0.00303065818902521" calcext:value-type="float">
            <text:p>0.003030658189025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16:01:39.167371781</dc:date>
    <meta:editing-duration>PT1M10S</meta:editing-duration>
    <meta:editing-cycles>1</meta:editing-cycles>
    <meta:generator>LibreOffice/5.2.2.2$Linux_X86_64 LibreOffice_project/20m0$Build-2</meta:generator>
    <meta:document-statistic meta:table-count="1" meta:cell-count="573" meta:object-count="0"/>
  </office:meta>
</office:document-meta>
</file>